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c0fce" officeooo:paragraph-rsid="000c0fce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a09c" officeooo:paragraph-rsid="000aa09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aa09c" officeooo:paragraph-rsid="000aa09c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c0fce" officeooo:paragraph-rsid="000c0fce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0fce" officeooo:paragraph-rsid="000c0fce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0c0fce" officeooo:paragraph-rsid="000c0fce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c1be9" officeooo:paragraph-rsid="000c1be9" style:font-style-asian="normal" style:font-weight-asian="normal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d5295" officeooo:paragraph-rsid="000d5295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51a2" officeooo:paragraph-rsid="000f51a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0fce" officeooo:paragraph-rsid="000c0fc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1be9" officeooo:paragraph-rsid="000c1be9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style="normal" style:text-underline-style="none" fo:font-weight="normal" officeooo:rsid="000d5295" officeooo:paragraph-rsid="000d5295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style:text-underline-style="none" officeooo:rsid="00112127" officeooo:paragraph-rsid="00112127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12127" officeooo:paragraph-rsid="00112127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style:text-underline-style="none" officeooo:rsid="00198ea6" officeooo:paragraph-rsid="00198ea6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2pt" style:text-underline-style="none" officeooo:rsid="001a7991" officeooo:paragraph-rsid="001a7991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1a7991" officeooo:paragraph-rsid="001a7991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style:text-underline-style="none" officeooo:rsid="001a7991" officeooo:paragraph-rsid="001a7991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style:text-underline-style="none" officeooo:rsid="001c61dc" officeooo:paragraph-rsid="001c61dc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officeooo:rsid="0020c06f" officeooo:paragraph-rsid="0020c06f"/>
    </style:style>
    <style:style style:name="P21" style:family="paragraph" style:parent-style-name="Standard">
      <style:paragraph-properties fo:text-align="start" style:justify-single-word="false"/>
      <style:text-properties fo:font-size="12pt" officeooo:rsid="0020c06f" officeooo:paragraph-rsid="0020c06f"/>
    </style:style>
    <style:style style:name="P22" style:family="paragraph" style:parent-style-name="Standard" style:list-style-name="L10">
      <style:paragraph-properties fo:text-align="start" style:justify-single-word="false"/>
      <style:text-properties fo:font-size="12pt" officeooo:rsid="0021cf11" officeooo:paragraph-rsid="0021cf11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12pt" officeooo:rsid="002283b3" officeooo:paragraph-rsid="002283b3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c0fce" officeooo:paragraph-rsid="000c0fc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d5295" officeooo:paragraph-rsid="000d529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officeooo:rsid="00112127" officeooo:paragraph-rsid="00112127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officeooo:rsid="0013d2d3" officeooo:paragraph-rsid="0013d2d3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officeooo:rsid="001795f4" officeooo:paragraph-rsid="001795f4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112127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1654db"/>
    </style:style>
    <style:style style:name="P31" style:family="paragraph" style:parent-style-name="Standard" style:list-style-name="L8">
      <style:paragraph-properties fo:text-align="start" style:justify-single-word="false"/>
      <style:text-properties officeooo:paragraph-rsid="001c61dc"/>
    </style:style>
    <style:style style:name="P32" style:family="paragraph" style:parent-style-name="Standard" style:list-style-name="L9">
      <style:paragraph-properties fo:text-align="start" style:justify-single-word="false"/>
      <style:text-properties officeooo:paragraph-rsid="0020c06f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2283b3"/>
    </style:style>
    <style:style style:name="P34" style:family="paragraph" style:parent-style-name="Standard" style:list-style-name="L6">
      <style:paragraph-properties fo:text-align="start" style:justify-single-word="false"/>
      <style:text-properties style:text-underline-style="none" officeooo:paragraph-rsid="001654db"/>
    </style:style>
    <style:style style:name="P35" style:family="paragraph" style:parent-style-name="Standard" style:list-style-name="L6"/>
    <style:style style:name="P36" style:family="paragraph" style:parent-style-name="Standard" style:list-style-name="L6">
      <style:text-properties officeooo:paragraph-rsid="001795f4"/>
    </style:style>
    <style:style style:name="P37" style:family="paragraph" style:parent-style-name="Standard" style:list-style-name="L8">
      <style:paragraph-properties fo:text-align="start" style:justify-single-word="false"/>
      <style:text-properties officeooo:rsid="001c61dc" officeooo:paragraph-rsid="001c61dc"/>
    </style:style>
    <style:style style:name="P38" style:family="paragraph" style:parent-style-name="Standard">
      <style:paragraph-properties fo:text-align="start" style:justify-single-word="false"/>
      <style:text-properties officeooo:rsid="001c61dc" officeooo:paragraph-rsid="001c61dc"/>
    </style:style>
    <style:style style:name="P39" style:family="paragraph" style:parent-style-name="Standard" style:list-style-name="L9">
      <style:paragraph-properties fo:text-align="start" style:justify-single-word="false"/>
      <style:text-properties officeooo:rsid="0020c06f" officeooo:paragraph-rsid="0020c06f"/>
    </style:style>
    <style:style style:name="P40" style:family="paragraph" style:parent-style-name="Standard" style:list-style-name="L10">
      <style:paragraph-properties fo:text-align="start" style:justify-single-word="false"/>
      <style:text-properties officeooo:rsid="00242a08" officeooo:paragraph-rsid="00242a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61d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61dc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officeooo:rsid="001795f4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654db"/>
    </style:style>
    <style:style style:name="T17" style:family="text">
      <style:text-properties fo:font-size="12pt" style:text-underline-style="none" officeooo:rsid="001654db"/>
    </style:style>
    <style:style style:name="T18" style:family="text">
      <style:text-properties fo:font-size="12pt" style:text-underline-style="none" officeooo:rsid="001c61dc"/>
    </style:style>
    <style:style style:name="T19" style:family="text">
      <style:text-properties fo:font-size="12pt" fo:font-style="italic" style:text-underline-style="none" fo:font-weight="bold" officeooo:rsid="001654db" style:font-style-asian="italic" style:font-weight-asian="bold" style:font-style-complex="italic" style:font-weight-complex="bold"/>
    </style:style>
    <style:style style:name="T20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2pt" fo:font-style="italic" fo:font-weight="normal" officeooo:rsid="00242a08" style:font-style-asian="italic" style:font-weight-asian="normal" style:font-style-complex="italic" style:font-weight-complex="normal"/>
    </style:style>
    <style:style style:name="T22" style:family="text">
      <style:text-properties fo:font-size="12pt" fo:font-style="normal" style:text-underline-style="none" fo:font-weight="normal" officeooo:rsid="001654db" style:font-style-asian="normal" style:font-weight-asian="normal" style:font-style-complex="normal" style:font-weight-complex="normal"/>
    </style:style>
    <style:style style:name="T23" style:family="text"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2pt" fo:font-style="normal" fo:font-weight="normal" officeooo:rsid="0020c06f" style:font-style-asian="normal" style:font-weight-asian="normal" style:font-style-complex="normal" style:font-weight-complex="normal"/>
    </style:style>
    <style:style style:name="T26" style:family="text">
      <style:text-properties fo:font-size="12pt" fo:font-style="normal" fo:font-weight="normal" officeooo:rsid="002283b3" style:font-style-asian="normal" style:font-weight-asian="normal" style:font-style-complex="normal" style:font-weight-complex="normal"/>
    </style:style>
    <style:style style:name="T27" style:family="text">
      <style:text-properties fo:font-size="12pt" fo:font-style="normal" fo:font-weight="normal" officeooo:rsid="00242a08" style:font-style-asian="normal" style:font-weight-asian="normal" style:font-style-complex="normal" style:font-weight-complex="normal"/>
    </style:style>
    <style:style style:name="T28" style:family="text">
      <style:text-properties officeooo:rsid="001795f4"/>
    </style:style>
    <style:style style:name="T29" style:family="text">
      <style:text-properties fo:font-size="14pt"/>
    </style:style>
    <style:style style:name="T30" style:family="text">
      <style:text-properties fo:font-size="14pt" fo:font-weight="normal" style:font-weight-asian="normal" style:font-weight-complex="normal"/>
    </style:style>
    <style:style style:name="T31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aphs</text:p>
      <text:p text:style-name="P3"/>
      <text:p text:style-name="P1">Definitions</text:p>
      <text:list xml:id="list2160668410" text:style-name="L1">
        <text:list-item>
          <text:p text:style-name="P4">A graph is an abstract data type that can be used to represent complex, non-linear relationships between objects.</text:p>
        </text:list-item>
        <text:list-item>
          <text:p text:style-name="P4">A graph consists of <text:span text:style-name="T9">nodes</text:span> or <text:span text:style-name="T9">vertices</text:span> which are connected by an <text:span text:style-name="T9">edge</text:span>. An edge shows a relationship between two vertices.</text:p>
          <text:list>
            <text:list-item>
              <text:p text:style-name="P4">An edge that connects vertices are denoted by <text:span text:style-name="T8">u</text:span><text:span text:style-name="T11"> and </text:span><text:span text:style-name="T8">v</text:span><text:span text:style-name="T12"> (</text:span><text:span text:style-name="T8">u, v)</text:span><text:span text:style-name="T11">.</text:span></text:p>
            </text:list-item>
          </text:list>
        </text:list-item>
        <text:list-item>
          <text:p text:style-name="P4"><text:span text:style-name="T11">An </text:span><text:span text:style-name="T12">undirected </text:span><text:span text:style-name="T11">graph means that the relationship of vertices goes both ways from an edge.</text:span></text:p>
          <text:list>
            <text:list-item>
              <text:p text:style-name="P5"><text:span text:style-name="T5">(u, v) </text:span><text:span text:style-name="T13">is the same as </text:span><text:span text:style-name="T5">(v, u)</text:span></text:p>
            </text:list-item>
          </text:list>
        </text:list-item>
        <text:list-item>
          <text:p text:style-name="P6"><text:span text:style-name="T5">A</text:span><text:span text:style-name="T8"> directed</text:span><text:span text:style-name="T5"> graph means that the relationship does not necessarily go both ways.</text:span></text:p>
        </text:list-item>
        <text:list-item>
          <text:p text:style-name="P6"><text:span text:style-name="T5">In an undirected graph, the edge between two vertices is called an </text:span><text:span text:style-name="T8">incident</text:span><text:span text:style-name="T5"> on the two vertices.</text:span></text:p>
          <text:list>
            <text:list-item>
              <text:p text:style-name="P6"><text:span text:style-name="T5">The vertices connected by an edge are </text:span><text:span text:style-name="T8">adjacent </text:span><text:span text:style-name="T5">or </text:span><text:span text:style-name="T8">neighbors</text:span><text:span text:style-name="T5">.</text:span></text:p>
            </text:list-item>
          </text:list>
        </text:list-item>
        <text:list-item>
          <text:p text:style-name="P6"><text:span text:style-name="T5">The number of edges incident on a vertex is the </text:span><text:span text:style-name="T8">degree</text:span><text:span text:style-name="T5"> of the vertex.</text:span></text:p>
        </text:list-item>
      </text:list>
      <text:p text:style-name="P10"/>
      <text:list xml:id="list185845316933018" text:continue-numbering="true" text:style-name="L1">
        <text:list-item>
          <text:p text:style-name="P6"><text:span text:style-name="T5">A </text:span><text:span text:style-name="T6">path</text:span><text:span text:style-name="T5"> is the nodes needed to reach one node from another.</text:span></text:p>
          <text:list>
            <text:list-item>
              <text:p text:style-name="P6"><text:span text:style-name="T5">To say that there is a path of </text:span><text:span text:style-name="T8">three</text:span><text:span text:style-name="T5"> edges means that there are are 3 edges that separate the nodes.</text:span></text:p>
            </text:list-item>
            <text:list-item>
              <text:p text:style-name="P6"><text:span text:style-name="T5">The </text:span><text:span text:style-name="T8">shortest path</text:span><text:span text:style-name="T5"> is the path with the fewest edges between the two vertices.</text:span></text:p>
            </text:list-item>
          </text:list>
        </text:list-item>
        <text:list-item>
          <text:p text:style-name="P6"><text:span text:style-name="T5">A </text:span><text:span text:style-name="T8">cycle</text:span><text:span text:style-name="T5"> is when a path goes from a particular vertex back to itself.</text:span></text:p>
        </text:list-item>
      </text:list>
      <text:p text:style-name="P10"/>
      <text:p text:style-name="P24">Weighted Graph</text:p>
      <text:list xml:id="list962136849" text:style-name="L2">
        <text:list-item>
          <text:p text:style-name="P7"><text:span text:style-name="T5">A graph whose edges haves weights is called a </text:span><text:span text:style-name="T8">weighted graph.</text:span></text:p>
          <text:list>
            <text:list-item>
              <text:p text:style-name="P7"><text:span text:style-name="T5">A </text:span><text:span text:style-name="T6">weight </text:span><text:span text:style-name="T5">is a numerical value that is assigned to an edge.</text:span></text:p>
            </text:list-item>
          </text:list>
        </text:list-item>
        <text:list-item>
          <text:p text:style-name="P7"><text:span text:style-name="T5">The </text:span><text:span text:style-name="T6">shortest path</text:span><text:span text:style-name="T5"> for an weighted graph is the mininum sum of edge weights over all paths between two vertices.</text:span></text:p>
        </text:list-item>
      </text:list>
      <text:p text:style-name="P11"/>
      <text:p text:style-name="P25">Directed Graph</text:p>
      <text:list xml:id="list30688381" text:style-name="L3">
        <text:list-item>
          <text:p text:style-name="P8"><text:span text:style-name="T5">A graph whose edges are shown with arrows is a </text:span><text:span text:style-name="T8">directed graph.</text:span></text:p>
          <text:list>
            <text:list-item>
              <text:p text:style-name="P12">The edges in this type of graph shows a direction that the relationship between the vertices are headed.</text:p>
            </text:list-item>
          </text:list>
        </text:list-item>
        <text:list-item>
          <text:p text:style-name="P8"><text:span text:style-name="T5">There are </text:span><text:span text:style-name="T8">directed acyclic graph (dag)</text:span><text:span text:style-name="T5"> which is a graph that flows </text:span><text:span text:style-name="T7">from one location to a destination.</text:span></text:p>
        </text:list-item>
        <text:list-item>
          <text:p text:style-name="P8"><text:span text:style-name="T5">There are </text:span><text:span text:style-name="T8">weighted directed graphs </text:span><text:span text:style-name="T5">which is a graph whose edges has a weight as well as a direction.</text:span></text:p>
        </text:list-item>
        <text:list-item>
          <text:p text:style-name="P9"><text:span text:style-name="T5">With directed edges, use terminology such as </text:span><text:span text:style-name="T8">leaves </text:span><text:span text:style-name="T5">and </text:span><text:span text:style-name="T8">enters</text:span><text:span text:style-name="T5"> when talking about a directed edge </text:span><text:span text:style-name="T8">leaving</text:span><text:span text:style-name="T5"> one vertex and </text:span><text:span text:style-name="T8">entering</text:span><text:span text:style-name="T5"> another.</text:span></text:p>
          <text:list>
            <text:list-item>
              <text:p text:style-name="P9"><text:span text:style-name="T5">To denote a directed edge leaving vertex </text:span><text:span text:style-name="T8">u</text:span><text:span text:style-name="T5"> and entering vertex </text:span><text:span text:style-name="T8">v</text:span><text:span text:style-name="T5">, it is denoted by </text:span><text:span text:style-name="T8">(u, v)</text:span><text:span text:style-name="T5">. The order in this pair </text:span><text:span text:style-name="T6">matters.</text:span></text:p>
            </text:list-item>
          </text:list>
        </text:list-item>
        <text:list-item>
          <text:p text:style-name="P29"><text:span text:style-name="T5">The number of edges leaving a vertex is </text:span><text:span text:style-name="T8">out-degree</text:span><text:span text:style-name="T5"> and the number of edges entering is </text:span><text:span text:style-name="T8">in-degree</text:span><text:span text:style-name="T5">.</text:span></text:p>
        </text:list-item>
      </text:list>
      <text:list xml:id="list1639555273" text:style-name="L6">
        <text:list-item>
          <text:p text:style-name="P34"><text:span text:style-name="T22"/></text:p>
        </text:list-item>
      </text:list>
      <text:p text:style-name="P27">Graph sizes</text:p>
      <text:list xml:id="list185846266216945" text:continue-numbering="true" text:style-name="L6">
        <text:list-item>
          <text:p text:style-name="P30"><text:span text:style-name="T17">When speaking about a graph, the set of vertices is denoted by a </text:span><text:span text:style-name="T19">V</text:span><text:span text:style-name="T22"> and the set of edges is denoted by a </text:span><text:span text:style-name="T19">E</text:span><text:span text:style-name="T22">.</text:span></text:p>
        </text:list-item>
        <text:list-item>
          <text:p text:style-name="P35">The asymptotic notation for a graph is Θ(∣V∣), using the notation ∣⋅∣<text:span text:style-name="T16"> to denote the size of a set, however in asymptotic notation, dropping the | | is acceptable for talking about set sizes.</text:span></text:p>
          <text:list>
            <text:list-item>
              <text:p text:style-name="P36"><text:soft-page-break/><text:span text:style-name="T28">Instead of writing Θ(∣V∣), we write O(V) instead. I</text:span>nstead of Θ(lg∣E∣), we write Θ(lgE)<text:span text:style-name="T28">.</text:span></text:p>
            </text:list-item>
          </text:list>
          <text:p text:style-name="P35"/>
        </text:list-item>
      </text:list>
      <text:p text:style-name="P26">Graph usages:</text:p>
      <text:list xml:id="list2060526441" text:style-name="L4">
        <text:list-item>
          <text:p text:style-name="P13">Social media relationships, routes, order of actions</text:p>
        </text:list-item>
      </text:list>
      <text:p text:style-name="P14"/>
      <text:p text:style-name="P28">Representing Graphs</text:p>
      <text:list xml:id="list1865309801" text:style-name="L7">
        <text:list-item>
          <text:p text:style-name="P15">There are several ways to represent graphs, with different advantages and disadvantages depending on the situation.</text:p>
        </text:list-item>
        <text:list-item>
          <text:p text:style-name="P15">There are three criteria to determine the differences between each representation. The criterias are memory (space) needed, time to determine whether a given edge is in the graph, and time to find neighbors of a given vertex.</text:p>
          <text:list>
            <text:list-item>
              <text:p text:style-name="P15">tldr; Space, time to find edge, time to find neighbors</text:p>
            </text:list-item>
          </text:list>
        </text:list-item>
        <text:list-item>
          <text:p text:style-name="P16">It is common to identify each vertices by number from 0 - |V| - 1.</text:p>
        </text:list-item>
      </text:list>
      <text:p text:style-name="P17"/>
      <text:p text:style-name="P17"><text:tab/><text:span text:style-name="T29">Edge Lists</text:span></text:p>
      <text:list xml:id="list2875289869" text:style-name="L8">
        <text:list-item>
          <text:p text:style-name="P18">A simple way to represent a graph is just a list, or array, of |E| edges, which we call an edge list.</text:p>
          <text:list>
            <text:list-item>
              <text:p text:style-name="P19">To represent an edge, we have an array of two vertex numbers. If edges have weights, add either a third element to the array or more information to the object, giving the edge's weight.</text:p>
            </text:list-item>
          </text:list>
        </text:list-item>
        <text:list-item>
          <text:p text:style-name="P31"><text:span text:style-name="T18">The total space for an edge list is </text:span><text:span text:style-name="T1">Θ(E)</text:span><text:span text:style-name="T2">.</text:span><text:span text:style-name="T4"> Each edge only contains 2 or 3 numbers.</text:span></text:p>
        </text:list-item>
        <text:list-item>
          <text:p text:style-name="P37"><text:span text:style-name="T3">To find whether an edge exists in the list, it is a linear search through |E| edges, but can be optimized by sorting the list and doing a binary search.</text:span></text:p>
        </text:list-item>
      </text:list>
      <text:p text:style-name="P38"><text:span text:style-name="T3"/></text:p>
      <text:p text:style-name="P38"><text:span text:style-name="T3"><text:tab/></text:span><text:span text:style-name="T30">Adjacency matrices</text:span></text:p>
      <text:list xml:id="list4081622715" text:style-name="L9">
        <text:list-item>
          <text:p text:style-name="P20"><text:span text:style-name="T3">An adjacency matrix is a |V| x |V| matrix of 0s and 1s, where the entry in row </text:span><text:span text:style-name="T10">i</text:span><text:span text:style-name="T14"> and column</text:span><text:span text:style-name="T10"> j</text:span><text:span text:style-name="T14"> is </text:span><text:span text:style-name="T9">1</text:span><text:span text:style-name="T14"> if the edge (i, j) is in the graph with |V| vertices.</text:span></text:p>
        </text:list-item>
        <text:list-item>
          <text:p text:style-name="P20"><text:span text:style-name="T14">For an adjacency matrix, we can find whether an edge is present in constant time by looking up the corresponding entry in the matrix. ( query edge(i, j) ) by looking at graph[i][j].</text:span></text:p>
        </text:list-item>
        <text:list-item>
          <text:p text:style-name="P32"><text:span text:style-name="T25">The disadvantage of an adjacency matrix is that it takes </text:span><text:span text:style-name="T14">Θ(V</text:span><text:span text:style-name="T32">2</text:span><text:span text:style-name="T14">)</text:span><text:span text:style-name="T25"> space, even if the graph is sparse (a sparse adjacency graph will have mostly 0s, using a lot of space to represent few edges.).</text:span></text:p>
          <text:list>
            <text:list-item>
              <text:p text:style-name="P39"><text:span text:style-name="T25">T</text:span><text:span text:style-name="T24">o determine which vertices are adjacent to a given vertex </text:span><text:span text:style-name="T20">i</text:span><text:span text:style-name="T24">, you have to look at all <text:s/>|V| entries in row </text:span><text:span text:style-name="T20">i</text:span><text:span text:style-name="T24">, even if there are only a few vertices adjacent to vertex </text:span><text:span text:style-name="T20">i</text:span><text:span text:style-name="T24">.</text:span></text:p>
            </text:list-item>
          </text:list>
        </text:list-item>
      </text:list>
      <text:p text:style-name="P21"><text:span text:style-name="T14"/></text:p>
      <text:p text:style-name="P21"><text:span text:style-name="T14"><text:tab/></text:span><text:span text:style-name="T31">Adjacency lists</text:span></text:p>
      <text:list xml:id="list3223050398" text:style-name="L10">
        <text:list-item>
          <text:p text:style-name="P22"><text:span text:style-name="T14">Representing a graph with </text:span><text:span text:style-name="T15">adjacency lists </text:span><text:span text:style-name="T14">combines adjacency matrices with edge lists. For each vertex </text:span><text:span text:style-name="T10">i</text:span><text:span text:style-name="T14">, store an array of the vertices adjacent to it. </text:span></text:p>
          <text:list>
            <text:list-item>
              <text:p text:style-name="P23"><text:span text:style-name="T14">Vertex numbers in an adjacency list are not required to appear in any particular order, but is convenient to list them in ascending order.</text:span></text:p>
            </text:list-item>
          </text:list>
        </text:list-item>
        <text:list-item>
          <text:p text:style-name="P23"><text:span text:style-name="T14">Accessing a vertex's adjacency list can be done in constant time. To find out whether an edge (i, j) is present in the graph, go to </text:span><text:span text:style-name="T10">i's</text:span><text:span text:style-name="T14"> adjacency list and look for </text:span><text:span text:style-name="T10">j</text:span><text:span text:style-name="T14">.</text:span></text:p>
          <text:list>
            <text:list-item>
              <text:p text:style-name="P33"><text:span text:style-name="T26">The worse case is </text:span><text:span text:style-name="T15">Θ(d)</text:span><text:span text:style-name="T27">, where d is degree of vertex </text:span><text:span text:style-name="T21">i</text:span><text:span text:style-name="T27">.</text:span></text:p>
            </text:list-item>
          </text:list>
        </text:list-item>
        <text:list-item>
          <text:p text:style-name="P40"><text:span text:style-name="T24">For an undirected graph, vertex </text:span><text:span text:style-name="T20">i</text:span><text:span text:style-name="T24"> will be in </text:span><text:span text:style-name="T20">j</text:span><text:span text:style-name="T24"> <text:s/>and vice versa.</text:span></text:p>
        </text:list-item>
        <text:list-item>
          <text:p text:style-name="P40"><text:span text:style-name="T24">For an weighted graph, each item in each adjacency list will be a two-item array or an object, giving the vertex number and the edge weight.</text:span></text:p>
        </text:list-item>
        <text:list-item>
          <text:p text:style-name="P40"><text:span text:style-name="T24">Adjacency lists take 2|E| for undirected graphs, and |E| for directed graph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5:13:12.348316153</meta:creation-date>
    <dc:date>2021-10-29T16:42:01.333579206</dc:date>
    <meta:editing-duration>PT1H1M21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972" meta:character-count="5051" meta:non-whitespace-character-count="4177"/>
  </office:meta>
</office:document-meta>
</file>